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87e3" officeooo:paragraph-rsid="000d87e3"/>
    </style:style>
    <style:style style:name="P2" style:family="paragraph" style:parent-style-name="Standard" style:list-style-name="L1">
      <style:text-properties officeooo:rsid="000ffae7" officeooo:paragraph-rsid="000ffae7"/>
    </style:style>
    <style:style style:name="P3" style:family="paragraph" style:parent-style-name="Standard" style:list-style-name="L1">
      <style:text-properties officeooo:rsid="0012b3cc" officeooo:paragraph-rsid="0012b3cc"/>
    </style:style>
    <style:style style:name="P4" style:family="paragraph" style:parent-style-name="Standard" style:list-style-name="L1">
      <style:text-properties officeooo:rsid="0016887b" officeooo:paragraph-rsid="0016887b"/>
    </style:style>
    <style:style style:name="P5" style:family="paragraph" style:parent-style-name="Standard" style:list-style-name="L1">
      <style:text-properties officeooo:rsid="0017d9ab" officeooo:paragraph-rsid="0017d9ab"/>
    </style:style>
    <style:style style:name="P6" style:family="paragraph" style:parent-style-name="Standard" style:list-style-name="L1">
      <style:text-properties officeooo:rsid="0018b519" officeooo:paragraph-rsid="0018b519"/>
    </style:style>
    <style:style style:name="P7" style:family="paragraph" style:parent-style-name="Standard" style:list-style-name="L1">
      <style:text-properties officeooo:rsid="001a3a8c" officeooo:paragraph-rsid="001a3a8c"/>
    </style:style>
    <style:style style:name="P8" style:family="paragraph" style:parent-style-name="Standard" style:list-style-name="L1">
      <style:text-properties officeooo:rsid="001aa080" officeooo:paragraph-rsid="001aa080"/>
    </style:style>
    <style:style style:name="P9" style:family="paragraph" style:parent-style-name="Standard" style:list-style-name="L1">
      <style:text-properties officeooo:rsid="001bae3a" officeooo:paragraph-rsid="001bae3a"/>
    </style:style>
    <style:style style:name="P10" style:family="paragraph" style:parent-style-name="Standard" style:list-style-name="L1">
      <style:text-properties officeooo:rsid="001d837c" officeooo:paragraph-rsid="001d837c"/>
    </style:style>
    <style:style style:name="P11" style:family="paragraph" style:parent-style-name="Standard" style:list-style-name="L1">
      <style:text-properties officeooo:rsid="0020290c" officeooo:paragraph-rsid="0020290c"/>
    </style:style>
    <style:style style:name="T1" style:family="text">
      <style:text-properties officeooo:rsid="00149cf2"/>
    </style:style>
    <style:style style:name="T2" style:family="text">
      <style:text-properties officeooo:rsid="001aa080"/>
    </style:style>
    <style:style style:name="T3" style:family="text">
      <style:text-properties officeooo:rsid="001bae3a"/>
    </style:style>
    <style:style style:name="T4" style:family="text">
      <style:text-properties officeooo:rsid="001d8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67957755169152308" text:style-name="L1">
        <text:list-item>
          <text:p text:style-name="P1">Initial data set</text:p>
          <text:list>
            <text:list-item>
              <text:p text:style-name="P1">Downloaded from data.gov</text:p>
            </text:list-item>
            <text:list-item>
              <text:p text:style-name="P1">Stripped whitespace from beginning and end of column names</text:p>
            </text:list-item>
            <text:list-item>
              <text:p text:style-name="P1">Replaced spaces in column names with underscores and made all characters lower case. This is to make it easier to deal with columns in Ipython notebook</text:p>
            </text:list-item>
            <text:list-item>
              <text:p text:style-name="P1">All dollar amounts were given with dollar signs so pandas read them as strings. I removed the dollar signs from every element in the cost columns and converted them to floats so that they could be manipulated mathematically.</text:p>
            </text:list-item>
            <text:list-item>
              <text:p text:style-name="P2">Removed characters from provider names and street addresses that gave geocoding problems (names ending in “, THE”, commas, apostrophes)</text:p>
            </text:list-item>
            <text:list-item>
              <text:p text:style-name="P2">Zip codes with leading zeros were in the csv files as 4 digit numbers, so I used zfill to pad them all to five digits strings for geocoding.</text:p>
            </text:list-item>
            <text:list-item>
              <text:p text:style-name="P2">Each procedure type (drg_definition) had a long name (e.g. 039 - EXTRACRANIAL PROCEDURES W/O CC/MCC), so in order to made the analysis easier I created a new string column (drg_id) that is just the three digit code describing the procedure (e.g. ‘039’)</text:p>
            </text:list-item>
          </text:list>
        </text:list-item>
        <text:list-item>
          <text:p text:style-name="P3">Geocoding</text:p>
          <text:list>
            <text:list-item>
              <text:p text:style-name="P3">Read in the cleaned dataset described above to a dataframe</text:p>
            </text:list-item>
            <text:list-item>
              <text:p text:style-name="P3">Used drop_duplicates on ‘provider_id’ column to select on only the unique providers (3,337 providers total)</text:p>
            </text:list-item>
            <text:list-item>
              <text:p text:style-name="P3">Combined the address information into a single string (‘provider_name’, ’provider_street_address’, ‘provider_city’, ‘provider_state’, ‘provider_zip_code’). This was necessary as it is the input when using the GoogleMaps API to find the GPS coordinates of each provider.</text:p>
            </text:list-item>
            <text:list-item>
              <text:p text:style-name="P3">I found that sometimes the GPS coordinates returned by GoogleMaps was more accurate when including ‘provider_name’, but most of the time not using the provider name gave the best results. Because of this <text:span text:style-name="T1">I ran the geocoding for both cases. I plotted the difference in latitude and longitude between the two results, and for each case that had a very large difference I checked it on the google maps website to see which on was correct.</text:span></text:p>
              <text:list>
                <text:list-item>
                  <text:p text:style-name="P4">For providers where the difference was very large, sometimes with the name worked and sometimes not using the name worked. It was mostly even.</text:p>
                </text:list-item>
                <text:list-item>
                  <text:p text:style-name="P4">As the difference got smaller, not including the name consistently gave the better results.</text:p>
                </text:list-item>
              </text:list>
            </text:list-item>
            <text:list-item>
              <text:p text:style-name="P5">The best results for each provider were combined and put into a single csv file</text:p>
            </text:list-item>
            <text:list-item>
              <text:p text:style-name="P5">Created a heatmap of the provider locations overlaid on a GoogleMaps map.</text:p>
            </text:list-item>
          </text:list>
        </text:list-item>
        <text:list-item>
          <text:p text:style-name="P6">Exploratory Data Analysis (EDA)</text:p>
          <text:list>
            <text:list-item>
              <text:p text:style-name="P7">Numbers</text:p>
              <text:list>
                <text:list-item>
                  <text:p text:style-name="P7">Number of rows: 163,065</text:p>
                </text:list-item>
                <text:list-item>
                  <text:p text:style-name="P7">Number of providers: 3,337</text:p>
                </text:list-item>
                <text:list-item>
                  <text:p text:style-name="P7">Number of different procedure ID’s: 100 (not every provider had all 100)</text:p>
                </text:list-item>
                <text:list-item>
                  <text:p text:style-name="P7">Number of discharges: 6,975,318</text:p>
                </text:list-item>
              </text:list>
            </text:list-item>
            <text:list-item>
              <text:p text:style-name="P7">Calculations</text:p>
              <text:list>
                <text:list-item>
                  <text:p text:style-name="P7">National median cost, median payments and median medicare payments for each procedure type (bar plot)</text:p>
                </text:list-item>
                <text:list-item>
                  <text:p text:style-name="P7">Number of a given procedure totaled over all providers (bar plot)</text:p>
                </text:list-item>
                <text:list-item>
                  <text:p text:style-name="P7">Total number of procedures in each state <text:span text:style-name="T2">(bar plot)</text:span></text:p>
                </text:list-item>
                <text:list-item>
                  <text:p text:style-name="P8">Plot of average covered charges and average total payments for procedure 039 for all providers. <text:span text:style-name="T3">Total payments has small scatter, total cost has very large scatter</text:span> (scatter plot)</text:p>
                </text:list-item>
                <text:list-item>
                  <text:p text:style-name="P9"><text:soft-page-break/>For each row calculated the fractional difference in cost, payments and medicare payments compared to the national median <text:span text:style-name="T4">(histogram)</text:span></text:p>
                </text:list-item>
                <text:list-item>
                  <text:p text:style-name="P10">Looked at whether a provider had more procedures above the national median or more procedures below for total procedure cost (scatter plot)</text:p>
                  <text:list>
                    <text:list-item>
                      <text:p text:style-name="P10">Made separate plots for each case</text:p>
                    </text:list-item>
                    <text:list-item>
                      <text:p text:style-name="P10">It appears that providers with more procedures above national median are more tightly clustered near large cites.</text:p>
                    </text:list-item>
                    <text:list-item>
                      <text:p text:style-name="P10">Providers with more procedures below the national median are more evenly distributed.</text:p>
                    </text:list-item>
                  </text:list>
                </text:list-item>
                <text:list-item>
                  <text:p text:style-name="P11">Averaged the fractional differences for each provider over all procedures (scatter plot)</text:p>
                  <text:list>
                    <text:list-item>
                      <text:p text:style-name="P11">Saw some variation by stat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16:43.814586342</meta:creation-date>
    <dc:date>2016-09-21T15:34:23.477490963</dc:date>
    <meta:editing-duration>PT39M6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590" meta:character-count="3513" meta:non-whitespace-character-count="2993"/>
  </office:meta>
</office:document-meta>
</file>